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4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stroke="none" draw:stroke-dash="Line_20_Style_20_9" draw:fill="none" draw:textarea-horizontal-align="justify" draw:textarea-vertical-align="middle" draw:auto-grow-height="false" fo:min-height="8.55cm" fo:min-width="22.7cm"/>
    </style:style>
    <style:style style:name="P1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style:paragraph-properties fo:text-align="center"/>
      <style:text-properties style:font-name="DejaVu Math TeX Gyre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font-name="DejaVu Math TeX Gyre" fo:font-size="14pt" style:font-name-asian="DejaVu Math TeX Gyre1" style:font-size-asian="14pt" style:font-name-complex="DejaVu Math TeX Gyre1" style:font-size-complex="14pt"/>
    </style:style>
    <style:style style:name="T3" style:family="text">
      <style:text-properties style:font-name="DejaVu Math TeX Gyre" fo:font-size="14pt" fo:font-style="normal" fo:font-weight="bold" style:font-name-asian="DejaVu Math TeX Gyre1" style:font-size-asian="14pt" style:font-style-asian="normal" style:font-weight-asian="bold" style:font-name-complex="DejaVu Math TeX Gyre1" style:font-size-complex="14pt" style:font-style-complex="normal" style:font-weight-complex="bold"/>
    </style:style>
    <style:style style:name="T4" style:family="text">
      <style:text-properties style:text-position="33% 58%"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style:style style:name="T5" style:family="text">
      <style:text-properties style:text-position="33% 58%" style:font-name="DejaVu Math TeX Gyre" fo:font-size="14pt" fo:font-style="italic" fo:font-weight="normal" style:font-name-asian="DejaVu Math TeX Gyre1" style:font-size-asian="14pt" style:font-style-asian="italic" style:font-weight-asian="normal" style:font-name-complex="DejaVu Math TeX Gyr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cm" svg:height="2cm" svg:x="12cm" svg:y="5cm">
          <draw:glue-point draw:id="4" svg:x="5cm" svg:y="-3cm"/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96cm" svg:height="1.27cm" svg:x="12.328cm" svg:y="5.4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1" xml:id="id3" draw:id="id3" draw:layer="layout" svg:width="2cm" svg:height="2cm" svg:x="19cm" svg:y="5cm">
          <draw:glue-point draw:id="4" svg:x="5cm" svg:y="-3cm"/>
          <draw:glue-point draw:id="5" svg:x="5cm" svg:y="3cm"/>
          <draw:glue-point draw:id="6" svg:x="-5cm" svg:y="-3cm"/>
          <text:p text:style-name="P2"><text:span text:style-name="T1">A-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cm" svg:height="2cm" svg:x="8cm" svg:y="5cm">
          <text:p text:style-name="P2"><text:span text:style-name="T1">D-</text:span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cm" svg:y1="6cm" svg:x2="12cm" svg:y2="6cm" draw:start-shape="id1" draw:start-glue-point="1" draw:end-shape="id2" draw:end-glue-point="3" svg:d="M10000 6000h2000" svg:viewBox="0 0 2001 1">
          <text:p/>
        </draw:connector>
        <draw:frame draw:style-name="gr2" draw:text-style-name="P2" draw:layer="layout" svg:width="1.044cm" svg:height="0.595cm" svg:x="10.485cm" svg:y="6.1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098cm" svg:height="0.595cm" svg:x="17.385cm" svg:y="4.6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081cm" svg:height="0.595cm" svg:x="17.385cm" svg:y="6.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" draw:text-style-name="P3" xml:id="id4" draw:id="id4" draw:layer="layout" svg:width="0.6cm" svg:height="0.6cm" svg:x="23.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1cm" svg:y1="5.4cm" svg:x2="23.2cm" svg:y2="5.4cm" draw:start-shape="id3" draw:start-glue-point="4" draw:end-shape="id4" draw:end-glue-point="6" svg:d="M21000 5400h2200" svg:viewBox="0 0 2201 1">
          <text:p/>
        </draw:connector>
        <draw:connector draw:style-name="gr4" draw:text-style-name="P3" draw:layer="layout" svg:x1="17cm" svg:y1="5.4cm" svg:x2="19cm" svg:y2="5.4cm" draw:start-shape="id2" draw:start-glue-point="4" draw:end-shape="id3" draw:end-glue-point="6" svg:d="M17000 5400h2000" svg:viewBox="0 0 2001 1">
          <text:p/>
        </draw:connector>
        <draw:custom-shape draw:style-name="gr5" draw:text-style-name="P3" draw:layer="layout" svg:width="0.6cm" svg:height="0.6cm" svg:x="23.2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187cm" svg:height="0.595cm" svg:x="21.485cm" svg:y="4.6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.17cm" svg:height="0.595cm" svg:x="21.485cm" svg:y="6.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0.891cm" svg:height="0.747cm" svg:x="22.2cm" svg:y="5.6cm">
          <draw:text-box>
            <text:p><text:span text:style-name="T1">+</text:span></text:p>
          </draw:text-box>
        </draw:frame>
        <draw:frame draw:style-name="gr6" draw:text-style-name="P4" draw:layer="layout" svg:width="0.667cm" svg:height="0.747cm" svg:x="23.601cm" svg:y="4.401cm">
          <draw:text-box>
            <text:p><text:span text:style-name="T1">-</text:span></text:p>
          </draw:text-box>
        </draw:frame>
        <draw:frame draw:style-name="gr6" draw:text-style-name="P4" draw:layer="layout" svg:width="0.667cm" svg:height="0.747cm" svg:x="23.602cm" svg:y="6.802cm">
          <draw:text-box>
            <text:p><text:span text:style-name="T1">-</text:span></text:p>
          </draw:text-box>
        </draw:frame>
        <draw:line draw:style-name="gr4" draw:text-style-name="P3" draw:layer="layout" svg:x1="23.5cm" svg:y1="4cm" svg:x2="23.5cm" svg:y2="5.1cm">
          <text:p/>
        </draw:line>
        <draw:frame draw:style-name="gr2" draw:text-style-name="P2" draw:layer="layout" svg:width="1.386cm" svg:height="0.615cm" svg:x="22.886cm" svg:y="3.2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493cm" svg:height="0.542cm" svg:x="23.285cm" svg:y="8.09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5" draw:text-style-name="P3" xml:id="id5" draw:id="id5" draw:layer="layout" svg:width="0.6cm" svg:height="0.6cm" svg:x="5.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.8cm" svg:y1="6cm" svg:x2="8cm" svg:y2="6cm" draw:start-shape="id5" draw:start-glue-point="10" draw:end-shape="id1" draw:end-glue-point="3" svg:d="M5800 6000h2200" svg:viewBox="0 0 2201 1">
          <text:p/>
        </draw:connector>
        <draw:frame draw:style-name="gr2" draw:text-style-name="P2" draw:layer="layout" svg:width="1.133cm" svg:height="0.595cm" svg:x="6.185cm" svg:y="6.1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4" draw:text-style-name="P3" draw:layer="layout" svg:x1="23.8cm" svg:y1="5.4cm" svg:x2="26cm" svg:y2="5.4cm">
          <text:p/>
        </draw:line>
        <draw:frame draw:style-name="gr6" draw:text-style-name="P4" draw:layer="layout" svg:width="0.891cm" svg:height="0.747cm" svg:x="5.601cm" svg:y="5.001cm">
          <draw:text-box>
            <text:p><text:span text:style-name="T1">+</text:span></text:p>
          </draw:text-box>
        </draw:frame>
        <draw:frame draw:style-name="gr6" draw:text-style-name="P4" draw:layer="layout" svg:width="0.891cm" svg:height="0.747cm" svg:x="4.402cm" svg:y="6.202cm">
          <draw:text-box>
            <text:p><text:span text:style-name="T1">+</text:span></text:p>
          </draw:text-box>
        </draw:frame>
        <draw:line draw:style-name="gr4" draw:text-style-name="P3" draw:layer="layout" svg:x1="5.5cm" svg:y1="4.6cm" svg:x2="5.5cm" svg:y2="5.7cm">
          <text:p/>
        </draw:line>
        <draw:custom-shape draw:style-name="gr3" draw:text-style-name="P1" xml:id="id6" draw:id="id6" draw:layer="layout" svg:width="2cm" svg:height="2cm" svg:x="13.5cm" svg:y="10cm">
          <text:p text:style-name="P5"><text:span text:style-name="T2">-</text:span><text:span text:style-name="T3">ℓ</text:span><text:span text:style-name="T4">T</text:span><text:span text:style-name="T5">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2cm" svg:height="0.542cm" svg:x="13.985cm" svg:y="10.68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onnector draw:style-name="gr4" draw:text-style-name="P3" draw:layer="layout" draw:line-skew="-1.699cm" svg:x1="13.5cm" svg:y1="11cm" svg:x2="5.2cm" svg:y2="6cm" draw:start-shape="id6" draw:start-glue-point="3" draw:end-shape="id5" draw:end-glue-point="6" svg:d="M13500 11000h-10500v-5000h2200" svg:viewBox="0 0 10501 5001">
          <text:p/>
        </draw:connector>
        <draw:frame draw:style-name="gr2" draw:text-style-name="P2" draw:layer="layout" svg:width="1.24cm" svg:height="0.595cm" svg:x="3.486cm" svg:y="5.2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1.24cm" svg:height="0.595cm" svg:x="24.286cm" svg:y="4.6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 xml:id="id9" draw:id="id9">
          <draw:glue-point draw:id="4" svg:x="5cm" svg:y="-2.5cm"/>
          <draw:glue-point draw:id="5" svg:x="5cm" svg:y="2.5cm"/>
          <draw:line draw:style-name="gr7" draw:text-style-name="P3" draw:layer="layout" svg:x1="15.8cm" svg:y1="10.9cm" svg:x2="15.8cm" svg:y2="10.8cm">
            <text:p/>
          </draw:line>
          <draw:line draw:style-name="gr7" draw:text-style-name="P3" draw:layer="layout" svg:x1="15.8cm" svg:y1="11.2cm" svg:x2="15.8cm" svg:y2="11.1cm">
            <text:p/>
          </draw:line>
          <draw:line draw:style-name="gr7" draw:text-style-name="P3" draw:layer="layout" svg:x1="15.8cm" svg:y1="10.8cm" svg:x2="15.5cm" svg:y2="11cm">
            <text:p/>
          </draw:line>
          <draw:line draw:style-name="gr7" draw:text-style-name="P3" draw:layer="layout" svg:x1="15.8cm" svg:y1="11.2cm" svg:x2="15.5cm" svg:y2="11cm">
            <text:p/>
          </draw:line>
        </draw:g>
        <draw:g>
          <draw:glue-point draw:id="4" svg:x="-5cm" svg:y="-2.5cm"/>
          <draw:glue-point draw:id="5" svg:x="-5cm" svg:y="2.5cm"/>
          <draw:line draw:style-name="gr7" draw:text-style-name="P3" draw:layer="layout" svg:x1="18.7cm" svg:y1="6.5cm" svg:x2="18.7cm" svg:y2="6.4cm">
            <text:p/>
          </draw:line>
          <draw:line draw:style-name="gr7" draw:text-style-name="P3" draw:layer="layout" svg:x1="18.7cm" svg:y1="6.8cm" svg:x2="18.7cm" svg:y2="6.7cm">
            <text:p/>
          </draw:line>
          <draw:line draw:style-name="gr7" draw:text-style-name="P3" draw:layer="layout" svg:x1="18.7cm" svg:y1="6.4cm" svg:x2="19cm" svg:y2="6.6cm">
            <text:p/>
          </draw:line>
          <draw:line draw:style-name="gr7" draw:text-style-name="P3" draw:layer="layout" svg:x1="18.7cm" svg:y1="6.8cm" svg:x2="19cm" svg:y2="6.6cm">
            <text:p/>
          </draw:line>
        </draw:g>
        <draw:g>
          <draw:glue-point draw:id="4" svg:x="-5cm" svg:y="-2.5cm"/>
          <draw:glue-point draw:id="5" svg:x="-5cm" svg:y="2.5cm"/>
          <draw:line draw:style-name="gr7" draw:text-style-name="P3" draw:layer="layout" svg:x1="22.9cm" svg:y1="6.5cm" svg:x2="22.9cm" svg:y2="6.4cm">
            <text:p/>
          </draw:line>
          <draw:line draw:style-name="gr7" draw:text-style-name="P3" draw:layer="layout" svg:x1="22.9cm" svg:y1="6.8cm" svg:x2="22.9cm" svg:y2="6.7cm">
            <text:p/>
          </draw:line>
          <draw:line draw:style-name="gr7" draw:text-style-name="P3" draw:layer="layout" svg:x1="22.9cm" svg:y1="6.4cm" svg:x2="23.2cm" svg:y2="6.6cm">
            <text:p/>
          </draw:line>
          <draw:line draw:style-name="gr7" draw:text-style-name="P3" draw:layer="layout" svg:x1="22.9cm" svg:y1="6.8cm" svg:x2="23.2cm" svg:y2="6.6cm">
            <text:p/>
          </draw:line>
        </draw:g>
        <draw:g xml:id="id7" draw:id="id7">
          <draw:glue-point draw:id="4" svg:x="-2.5cm" svg:y="5cm"/>
          <draw:glue-point draw:id="5" svg:x="2.5cm" svg:y="5cm"/>
          <draw:line draw:style-name="gr7" draw:text-style-name="P3" draw:layer="layout" svg:x1="23.4cm" svg:y1="7.2cm" svg:x2="23.3cm" svg:y2="7.2cm">
            <text:p/>
          </draw:line>
          <draw:line draw:style-name="gr7" draw:text-style-name="P3" draw:layer="layout" svg:x1="23.7cm" svg:y1="7.2cm" svg:x2="23.6cm" svg:y2="7.2cm">
            <text:p/>
          </draw:line>
          <draw:line draw:style-name="gr7" draw:text-style-name="P3" draw:layer="layout" svg:x1="23.3cm" svg:y1="7.2cm" svg:x2="23.5cm" svg:y2="6.9cm">
            <text:p/>
          </draw:line>
          <draw:line draw:style-name="gr7" draw:text-style-name="P3" draw:layer="layout" svg:x1="23.7cm" svg:y1="7.2cm" svg:x2="23.5cm" svg:y2="6.9cm">
            <text:p/>
          </draw:line>
        </draw:g>
        <draw:line draw:style-name="gr7" draw:text-style-name="P3" draw:layer="layout" svg:x1="22.9cm" svg:y1="6.5cm" svg:x2="21cm" svg:y2="6.5cm">
          <text:p/>
        </draw:line>
        <draw:line draw:style-name="gr7" draw:text-style-name="P3" draw:layer="layout" svg:x1="22.9cm" svg:y1="6.7cm" svg:x2="21cm" svg:y2="6.7cm">
          <text:p/>
        </draw:line>
        <draw:connector draw:style-name="gr8" draw:text-style-name="P2" draw:layer="layout" draw:line-skew="0.299cm" svg:x1="23.4cm" svg:y1="7.2cm" svg:x2="23.6cm" svg:y2="7.2cm" draw:start-shape="id7" draw:start-glue-point="4" draw:end-shape="id7" draw:end-glue-point="5" svg:d="M23400 7200v800h200v-800" svg:viewBox="0 0 201 801">
          <text:p/>
        </draw:connector>
        <draw:line draw:style-name="gr7" draw:text-style-name="P3" draw:layer="layout" svg:x1="18.7cm" svg:y1="6.5cm" svg:x2="17cm" svg:y2="6.5cm">
          <text:p/>
        </draw:line>
        <draw:line draw:style-name="gr7" draw:text-style-name="P3" draw:layer="layout" svg:x1="18.7cm" svg:y1="6.7cm" svg:x2="17cm" svg:y2="6.7cm">
          <text:p/>
        </draw:line>
        <draw:line draw:style-name="gr7" draw:text-style-name="P3" xml:id="id8" draw:id="id8" draw:layer="layout" svg:x1="23.78cm" svg:y1="6.5cm" svg:x2="26cm" svg:y2="6.5cm">
          <text:p/>
        </draw:line>
        <draw:line draw:style-name="gr7" draw:text-style-name="P3" xml:id="id10" draw:id="id10" draw:layer="layout" svg:x1="23.78cm" svg:y1="6.7cm" svg:x2="25.8cm" svg:y2="6.7cm">
          <text:p/>
        </draw:line>
        <draw:connector draw:style-name="gr8" draw:text-style-name="P2" draw:layer="layout" svg:x1="26cm" svg:y1="6.5cm" svg:x2="15.8cm" svg:y2="11.1cm" draw:start-shape="id8" draw:start-glue-point="1" draw:end-shape="id9" draw:end-glue-point="5" svg:d="M26000 6500v4600h-10200" svg:viewBox="0 0 10201 4601">
          <text:p/>
        </draw:connector>
        <draw:connector draw:style-name="gr8" draw:text-style-name="P2" draw:layer="layout" svg:x1="25.8cm" svg:y1="6.7cm" svg:x2="15.8cm" svg:y2="10.9cm" draw:start-shape="id10" draw:start-glue-point="1" draw:end-shape="id9" draw:end-glue-point="4" svg:d="M25800 6700v4200h-10000" svg:viewBox="0 0 10001 4201">
          <text:p/>
        </draw:connector>
        <draw:frame draw:style-name="gr2" draw:text-style-name="P2" draw:layer="layout" svg:width="1.24cm" svg:height="0.595cm" svg:x="24.286cm" svg:y="6.79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0.456cm" svg:height="0.542cm" svg:x="5.286cm" svg:y="3.8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9" draw:text-style-name="P3" draw:layer="layout" svg:width="23.2cm" svg:height="8.8cm" svg:x="2.9cm" svg:y="3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09:11:50.923281459</meta:creation-date>
    <dc:date>2021-03-16T10:26:22.266436986</dc:date>
    <meta:editing-duration>PT1H4M11S</meta:editing-duration>
    <meta:editing-cycles>20</meta:editing-cycles>
    <meta:generator>LibreOffice/6.1.5.2$Linux_X86_64 LibreOffice_project/10$Build-2</meta:generator>
    <meta:document-statistic meta:object-count="64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style mathvariant="bold">
                <mi>x</mi>
              </mstyle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i>A</mi>
              </mstyle>
            </mrow>
            <mstyle mathvariant="bold">
              <mi>x</mi>
            </mstyle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tyle mathvariant="bold">
                <mi>b</mi>
              </mstyle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sup>
                  <mi>c</mi>
                  <mi>T</mi>
                </msup>
              </mstyle>
            </mrow>
            <mstyle mathvariant="bold">
              <mi>x</mi>
            </mstyle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ot bold x ( t ) = bold A bold x ( t ) + bold b u( t ) newline
y( t ) = bold c^T bold x ( t )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over accent="true">
        <mi>u</mi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tilde u( k )</annotation>
  </semantics>
</math>
</file>

<file path=Object 12/content.xml><?xml version="1.0" encoding="utf-8"?>
<math xmlns="http://www.w3.org/1998/Math/MathML" display="block">
  <semantics>
    <mrow>
      <mover accent="true">
        <mi>y</mi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tilde y( k )</annotation>
  </semantics>
</math>
</file>

<file path=Object 13/content.xml><?xml version="1.0" encoding="utf-8"?>
<math xmlns="http://www.w3.org/1998/Math/MathML" display="block">
  <semantics>
    <mrow>
      <mover accent="true">
        <mstyle mathvariant="bold">
          <mi>x</mi>
        </mstyle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tilde bold x( k )</annotation>
  </semantics>
</math>
</file>

<file path=Object 14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/content.xml><?xml version="1.0" encoding="utf-8"?>
<math xmlns="http://www.w3.org/1998/Math/MathML" display="block">
  <semantics>
    <mrow>
      <mstyle mathvariant="bold">
        <mi>x</mi>
      </mstyle>
      <mrow>
        <mo fence="true" stretchy="false">(</mo>
        <mrow>
          <mi>t</mi>
        </mrow>
        <mo fence="true" stretchy="false">)</mo>
      </mrow>
    </mrow>
    <annotation encoding="StarMath 5.0">bold x( t )</annotation>
  </semantics>
</math>
</file>

<file path=Object 5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6/content.xml><?xml version="1.0" encoding="utf-8"?>
<math xmlns="http://www.w3.org/1998/Math/MathML" display="block">
  <semantics>
    <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bold x( k )</annotation>
  </semantics>
</math>
</file>

<file path=Object 7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sub>
        <mi>y</mi>
        <mi>c</mi>
      </msub>
    </mrow>
    <annotation encoding="StarMath 5.0">bar y = y_c </annotation>
  </semantics>
</math>
</file>

<file path=Object 8/content.xml><?xml version="1.0" encoding="utf-8"?>
<math xmlns="http://www.w3.org/1998/Math/MathML" display="block">
  <semantics>
    <mover accent="true">
      <mstyle mathvariant="bold">
        <mi>x</mi>
      </mstyle>
      <mo stretchy="false">¯</mo>
    </mover>
    <annotation encoding="StarMath 5.0">bar bold x</annotation>
  </semantics>
</math>
</file>

<file path=Object 9/content.xml><?xml version="1.0" encoding="utf-8"?>
<math xmlns="http://www.w3.org/1998/Math/MathML" display="block">
  <semantics>
    <mrow>
      <mi>u</mi>
      <mrow>
        <mo fence="true" stretchy="false">(</mo>
        <mrow>
          <mi>k</mi>
        </mrow>
        <mo fence="true" stretchy="false">)</mo>
      </mrow>
    </mrow>
    <annotation encoding="StarMath 5.0">u( k )</annotation>
  </semantics>
</math>
</file>